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text-properties fo:font-size="2pt" style:font-size-asian="2pt" style:font-size-complex="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MIT/NO LIMIT</text:p>
      <text:p text:style-name="Standard"/>
      <text:section text:style-name="Sect1" text:name="bodyContent">
        <text:section text:style-name="Sect1" text:name="subBC">
          <text:p text:style-name="Text_20_body"><text:bookmark text:name="contentArea"/>LIMIT/NO LIMIT dotyczy deklarowanych przez graczy zakładów. <text:line-break/>Opcję wyboru należy umieścić w opcjach konfiguracji, podczas tworzenia nowego stołu.<text:line-break/><text:line-break/>Z czym to się je...<text:line-break/><text:line-break/>LIMIT:<text:line-break/>- wysokość pojedynczych zakładów i przebić jest równa BB - przed i po flopie<text:line-break/>- po turnie i riverze: podwajają się<text:line-break/>- stały limit: max. 4 zakłady na turę<text:line-break/><text:line-break/>NO LIMIT:<text:line-break/>- minimalna wysokość zakładu wynosi BB<text:line-break/>- maksymalna - posiadane żetony<text:line-break/>- minimalne przebicie: równe kwocie poprzedniego zakładu lub przebicia w danej rundzie<text:line-break/><text:line-break/>    np. postawiono 5$ -&gt; min. przebicie 5$, więc wpłata wyniesie 10$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ymon Witamborski</meta:initial-creator>
    <meta:creation-date>2010-03-17T10:04:29</meta:creation-date>
    <meta:document-statistic meta:table-count="0" meta:image-count="0" meta:object-count="0" meta:page-count="1" meta:paragraph-count="2" meta:word-count="91" meta:character-count="579"/>
    <dc:date>2010-03-17T10:05:10</dc:date>
    <dc:creator>Szymon Witamborski</dc:creator>
    <meta:editing-duration>PT00H00M41S</meta:editing-duration>
    <meta:editing-cycles>1</meta:editing-cycles>
    <meta:generator>OpenOffice.org/3.2$Linux OpenOffice.org_project/320m12$Build-9483</meta:generator>
  </office:meta>
</office:document-meta>
</file>